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841056EF9ABB600E3D.png" manifest:media-type="image/png"/>
  <manifest:file-entry manifest:full-path="Pictures/10000000000000B6000000B5F928CC124A146E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5.898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ndika" fo:language="de" fo:country="D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Andika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style:font-name="Andika" fo:font-size="10pt" fo:language="de" fo:country="DE" fo:font-weight="bold" style:font-size-asian="10pt" style:font-weight-asian="bold" style:font-size-complex="10pt" style:font-weight-complex="bold"/>
    </style:style>
    <style:style style:name="T3" style:family="text">
      <style:text-properties style:font-name="Andika" fo:font-size="20pt" fo:language="de" fo:country="DE" fo:font-weight="normal" style:font-size-asian="20pt" style:font-weight-asian="normal" style:font-size-complex="20pt" style:font-weight-complex="normal"/>
    </style:style>
    <style:style style:name="T4" style:family="text">
      <style:text-properties style:font-name="Andika" fo:font-size="22pt" fo:language="de" fo:country="D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525cm" svg:height="6.148cm" svg:x="0.495cm" svg:y="0.533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<text:s text:c="6"/></text:span><text:span text:style-name="T3">antinatalismus-jetzt.de</text:span></text:p>
            </draw:text-box>
          </draw:frame>
          <draw:frame draw:style-name="gr2" draw:text-style-name="P2" draw:layer="layout" svg:width="3.557cm" svg:height="3.538cm" svg:x="6.336cm" svg:y="0.96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10.02cm" svg:y="0.533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4">antinatalismus-jetzt.de</text:span></text:p>
            </draw:text-box>
          </draw:frame>
          <draw:frame draw:style-name="gr2" draw:text-style-name="P2" draw:layer="layout" svg:width="3.557cm" svg:height="3.538cm" svg:x="15.861cm" svg:y="0.96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0.495cm" svg:y="6.663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4">antinatalismus-jetzt.de</text:span></text:p>
            </draw:text-box>
          </draw:frame>
          <draw:frame draw:style-name="gr2" draw:text-style-name="P2" draw:layer="layout" svg:width="3.557cm" svg:height="3.538cm" svg:x="6.336cm" svg:y="7.09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10.02cm" svg:y="6.663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4">antinatalismus-jetzt.de</text:span></text:p>
            </draw:text-box>
          </draw:frame>
          <draw:frame draw:style-name="gr2" draw:text-style-name="P2" draw:layer="layout" svg:width="3.557cm" svg:height="3.538cm" svg:x="15.861cm" svg:y="7.09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0.495cm" svg:y="12.814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4">antinatalismus-jetzt.de</text:span></text:p>
            </draw:text-box>
          </draw:frame>
          <draw:frame draw:style-name="gr2" draw:text-style-name="P2" draw:layer="layout" svg:width="3.557cm" svg:height="3.538cm" svg:x="6.336cm" svg:y="13.247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10.02cm" svg:y="12.814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4">antinatalismus-jetzt.de</text:span></text:p>
            </draw:text-box>
          </draw:frame>
          <draw:frame draw:style-name="gr2" draw:text-style-name="P2" draw:layer="layout" svg:width="3.557cm" svg:height="3.538cm" svg:x="15.861cm" svg:y="13.247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0.495cm" svg:y="18.955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4">antinatalismus-jetzt.de</text:span></text:p>
            </draw:text-box>
          </draw:frame>
          <draw:frame draw:style-name="gr2" draw:text-style-name="P2" draw:layer="layout" svg:width="3.557cm" svg:height="3.538cm" svg:x="6.336cm" svg:y="19.388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10.02cm" svg:y="18.955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4">antinatalismus-jetzt.de</text:span></text:p>
            </draw:text-box>
          </draw:frame>
          <draw:frame draw:style-name="gr2" draw:text-style-name="P2" draw:layer="layout" svg:width="3.557cm" svg:height="3.538cm" svg:x="15.861cm" svg:y="19.388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frame draw:style-name="gr3" draw:text-style-name="P3" draw:layer="layout" svg:width="1.034cm" svg:height="0.91cm" svg:x="0.695cm" svg:y="5.372cm">
          <draw:image xlink:href="Pictures/1000000100000096000000841056EF9ABB600E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7:06:13.800513815</dc:date>
    <meta:editing-duration>PT1H19M16S</meta:editing-duration>
    <meta:editing-cycles>23</meta:editing-cycles>
    <meta:document-statistic meta:object-count="25"/>
  </office:meta>
</office:document-meta>
</file>